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000000" officeooo:rsid="00a791d5" officeooo:paragraph-rsid="000363aa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ab2761" officeooo:paragraph-rsid="000363a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a8edb0" officeooo:paragraph-rsid="000363a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a93855" officeooo:paragraph-rsid="000363a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a93857" officeooo:paragraph-rsid="000363a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a9b32b" officeooo:paragraph-rsid="000363a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17e4dcb" officeooo:paragraph-rsid="000363a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officeooo:rsid="00a791d5" officeooo:paragraph-rsid="000363aa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791d5" officeooo:paragraph-rsid="000363aa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7a4b2" officeooo:paragraph-rsid="000363aa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a93855" officeooo:paragraph-rsid="000363a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a93857" officeooo:paragraph-rsid="000363a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a9b32b" officeooo:paragraph-rsid="000363aa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17e4dcb" officeooo:paragraph-rsid="000363aa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ab2761" officeooo:paragraph-rsid="000363aa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officeooo:rsid="00a7a4b2" officeooo:paragraph-rsid="000363aa"/>
    </style:style>
    <style:style style:name="P17" style:family="paragraph" style:parent-style-name="Standard">
      <style:paragraph-properties fo:text-align="start" style:justify-single-word="false"/>
      <style:text-properties fo:color="#000000" officeooo:rsid="00a8edb0" officeooo:paragraph-rsid="000363aa"/>
    </style:style>
    <style:style style:name="T1" style:family="text">
      <style:text-properties officeooo:rsid="018006ff"/>
    </style:style>
    <style:style style:name="T2" style:family="text">
      <style:text-properties officeooo:rsid="01d7a94d"/>
    </style:style>
    <style:style style:name="T3" style:family="text">
      <style:text-properties officeooo:rsid="017c28ea"/>
    </style:style>
    <style:style style:name="T4" style:family="text">
      <style:text-properties officeooo:rsid="012cafde"/>
    </style:style>
    <style:style style:name="T5" style:family="text">
      <style:text-properties officeooo:rsid="00a7a4b2"/>
    </style:style>
    <style:style style:name="T6" style:family="text">
      <style:text-properties officeooo:rsid="00a93855"/>
    </style:style>
    <style:style style:name="T7" style:family="text">
      <style:text-properties officeooo:rsid="03439ec8"/>
    </style:style>
    <style:style style:name="T8" style:family="text">
      <style:text-properties officeooo:rsid="017cbd81"/>
    </style:style>
    <style:style style:name="T9" style:family="text">
      <style:text-properties officeooo:rsid="005963a8"/>
    </style:style>
    <style:style style:name="T10" style:family="text">
      <style:text-properties officeooo:rsid="017e4dcb"/>
    </style:style>
    <style:style style:name="T11" style:family="text">
      <style:text-properties officeooo:rsid="012e16e6"/>
    </style:style>
    <style:style style:name="T12" style:family="text">
      <style:text-properties officeooo:rsid="00a9b32b"/>
    </style:style>
    <style:style style:name="T13" style:family="text">
      <style:text-properties officeooo:rsid="00ab27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8"/>
      <text:p text:style-name="P8">На третьей встрече, он сказал, что замполит войсковой части, где я прослужил два года срочной службы, очень плохого обо мне мнения. Мол, и такой я, и сякой, <text:s/>и, <text:span text:style-name="T3">снова-таки,</text:span> этакий.</text:p>
      <text:p text:style-name="P8"/>
      <text:p text:style-name="P9"><text:span text:style-name="T4">(...п</text:span>охоже, в КГБ всё поставлено с ног на голову — сперва он меня вербует в разведчики, а потом начинает собирать справки стоит ли это делать. </text:p>
      <text:p text:style-name="P9">Хотя, возможно, тут есть доля и моей вины — <text:span text:style-name="T5">слишком уж красивую характеристику я себе составил при поступлении в вуз. </text:span></text:p>
      <text:p text:style-name="P10">А ведь недаром говорил великий и мудрый крановщик Гавкалов из СМП-615 (о котором попозже), что «слишком хорошо — это совсем <text:s/>не хорошо»...)</text:p>
      <text:p text:style-name="P9"/>
      <text:p text:style-name="P8">Я спросил, не сообщает ли замполит ещё и о моём <text:span text:style-name="T4">участии в </text:span>ограблении банка, на что капитан хмыкнул, но всё же пожелал узнать за что именно так <text:span text:style-name="T3">сильно </text:span>невзлюбил меня <text:span text:style-name="T3">товарищ </text:span>замполит.</text:p>
      <text:p text:style-name="P8">Причина, <text:span text:style-name="T3">у</text:span>казанная мною, <text:s/>не <text:span text:style-name="T3">являлась абсолютным</text:span> вымыслом, <text:span text:style-name="T3">я лишь заменил собою</text:span> киномеханика части, которому замполит доверял развозить подарочки своим малолетний пассиям. </text:p>
      <text:p text:style-name="P8">По моей версии, именно я случайно переспал с одной из девушек, а та нечаянно проболталась и замполит впал в яростную ревность, на почве которой <text:span text:style-name="T3">и </text:span>делает теперь из меня наркомана и дебошира.</text:p>
      <text:p text:style-name="P16">После этого разговора ореол моей мечты о работе разведчиком в Соединённых Штатах крепко потускнел. Я заподозрил, что стал просто-напросто стукачом — «ухом гестапо в кармане обывателя».</text:p>
      <text:p text:style-name="P16"/>
      <text:p text:style-name="P16">Будущее подтвердило <text:s/>мрачные <text:span text:style-name="T3">предчувствия</text:span>. Ни о какой разведывательной школе уже и речи не было — она служила лишь вербовочной наживкой, зато два раза в месяц на встречах в комнате на первом этаже привокзальной милиции я докладывал, что никаких разговоров о политике среди студентов не слыхал.</text:p>
      <text:p text:style-name="P16"><text:span text:style-name="T3">С одной стороны, н</text:span>еудобно — не оправдываю возложенных на меня капитаном надежд, но что я ему расскажу?</text:p>
      <text:p text:style-name="P17">Что Игорёша Рекун, мой однокурсник, поступивший в институт прямо со школьной скамьи, влюбился в Ольгу Жидову, <text:span text:style-name="T3">четверокурсницу</text:span> из Чернигова?</text:p>
      <text:p text:style-name="P17">Все вечера он пропадает в её комнате, а Ольгины сожительницы эксплуатируют чувства <text:span text:style-name="T3">юного</text:span> влюблённого <text:span text:style-name="T3">и</text:span> посылают <text:span text:style-name="T3">его</text:span> с чайником за водой из крана в умывальнике.</text:p>
      <text:p text:style-name="P17">Однажды в коридоре его остановил мой сокомнатник -четверокурсник Марк Новоселицкий.</text:p>
      <text:p text:style-name="P17">- Ты что — у них за водоноса?- спросил <text:span text:style-name="T3">он </text:span>с усмеш<text:span text:style-name="T3">еч</text:span>кой.</text:p>
      <text:p text:style-name="P17">- Ну, и что? - не сробел вчерашний школьник, вскинув <text:span text:style-name="T6">острый носик со стёклами очков чайного цвета и жуя, с независимым видом, жевательную резинку.</text:span></text:p>
      <text:p text:style-name="P17">- <text:span text:style-name="T6">В Ольгу Жидову влюбился?</text:span></text:p>
      <text:p text:style-name="P17">- Ну, и что?</text:p>
      <text:p text:style-name="P17">- <text:span text:style-name="T6">Может, и жениться на ней хочешь?</text:span></text:p>
      <text:p text:style-name="P17">- Ну, и что?</text:p>
      <text:p text:style-name="P17">- <text:span text:style-name="T6">Как ты можешь жениться, если я её трахал?</text:span></text:p>
      <text:p text:style-name="P3">- Ну, и что?</text:p>
      <text:p text:style-name="P4">Игорёк выдержал и этот удар. Только чайник-предатель перекосился в ослабевшей вдруг руке и тонкая, как спица, струйка побежала на серый бетонный пол. </text:p>
      <text:p text:style-name="P4">Аж жалко парня.</text:p>
      <text:p text:style-name="P4">Сожитель мой не врал, конечно, и свой поступок объяснял желанием уберечь Игоря от роковой ошибки, но всё равно — сволочь он, этот Новоселицкий, хоть и еврей.</text:p>
      <text:p text:style-name="P4"><text:soft-page-break/>Короче, н<text:span text:style-name="T7">é</text:span>чем мне выслужиться перед кагебистом и н<text:span text:style-name="T7">é</text:span>чем подсушить подмоченную замполитом репутацию.</text:p>
      <text:p text:style-name="P11"/>
      <text:p text:style-name="P11"><text:span text:style-name="T4">(...а</text:span> ведь если бы закрыли на неё глаза и на факт крещения дочери в подпольной церкви, и на оскорбление работника КГБ на Комсомольской горке в <text:span text:style-name="T7">городе </text:span>Ставрополе, то я, глядишь, и без разведшколы в президенты б вышел. </text:p>
      <text:p text:style-name="P11">Мама всегда говорила, что я очень способный.</text:p>
      <text:p text:style-name="P11">По сути дела, я собственными руками отравил свои студенческие годы. </text:p>
      <text:p text:style-name="P11"><text:span text:style-name="T8">Д</text:span>ве <text:span text:style-name="T8">ежемесячные </text:span>встречи с безымянным капитаном выматывали меня как неизбывная зубная боль. </text:p>
      <text:p text:style-name="P11">Я глушил и гнал от себя мысли об этом, но они возвращались, как <text:span text:style-name="T8">возвращаются </text:span>к больному смертельной болезнью мысли о <text:span text:style-name="T8">подступающем</text:span> конце. </text:p>
      <text:p text:style-name="P11">В моменты самых ломоносовских разгулов вдруг вспоминалось, что через три дня мне опять на встречу; <text:span text:style-name="T4">и </text:span>что хотя «сексот» всего лишь сокращение от «секретный сотрудник», но звучит парашнее, чем «чмо».</text:p>
      <text:p text:style-name="P11">А деваться некуда — у них моё заявление и доносы с подписью «Павел». </text:p>
      <text:p text:style-name="P11">Даже если залечу на зону, там враз «кум» подкатит, чтоб я стучал и дальше, иначе архивы КГБ дотекут до «пахана».</text:p>
      <text:p text:style-name="P11">Жить мне стало тесно, как Синдбаду-Мореходу, когда в каком-то из путешествий на ше<text:span text:style-name="T9">ю</text:span> ему примостился подлый старик и душил ногами при непослушании.</text:p>
      <text:p text:style-name="P12">Но почему чекист вдруг оказался безымянным? </text:p>
      <text:p text:style-name="P12">Он называл мне своё имя-отчество, вот только убей — не <text:s/>вспомню. </text:p>
      <text:p text:style-name="P12">Не то, чтобы боюсь — нет, а просто провал в памяти. </text:p>
      <text:p text:style-name="P12">Как ни напрягаюсь, не могу вспомнить. </text:p>
      <text:p text:style-name="P12">А впрочем, не слишком-то и хочется...<text:span text:style-name="T4">)</text:span></text:p>
      <text:p text:style-name="P12"/>
      <text:p text:style-name="P5">Ресторанов в Нежине тогда насчитывалось два — «Полiсся» на базарной площади, и «Чайка» в одноимённой гостинице <text:span text:style-name="T8">возле</text:span> горком<text:span text:style-name="T8">а</text:span>-райком<text:span text:style-name="T8">а и Ленина </text:span><text:s/>на главной.</text:p>
      <text:p text:style-name="P5"><text:span text:style-name="T8">Третий находился</text:span> в первом этаже вокзала, но днём <text:span text:style-name="T8">он</text:span> работал как столовая, поэтому я его не считаю.</text:p>
      <text:p text:style-name="P5">Эпически провинциальная глушь; до умиления. </text:p>
      <text:p text:style-name="P5">Даже площадь <text:span text:style-name="T4">перед базаром</text:span>, в сущности, всего лишь улица, но просто очень широкая, <text:span text:style-name="T8">вверх </text:span>от моста <text:span text:style-name="T8">к</text:span> универмаг<text:span text:style-name="T8">у</text:span>.</text:p>
      <text:p text:style-name="P5"/>
      <text:p text:style-name="P5">В ресторан мы ходили очень редко и то не все — Яша и Фёдор отказывались.</text:p>
      <text:p text:style-name="P5">Их замещала Светочка, невеста Марика.</text:p>
      <text:p text:style-name="P5">Длинные белые скатерти на столах и широкая зелёная дорожка от входа и до ширмы в <text:s/>углу, за которой окно на кухню, <text:span text:style-name="T8">показывали, что тут вам ресторан, а не забегаловка</text:span>.</text:p>
      <text:p text:style-name="P5"><text:span text:style-name="T8">И надо о</text:span>чень долго ждать, пока официантка принесёт заказанный гуляш с картошкой.</text:p>
      <text:p text:style-name="P5">Саша Остролуцкий всякий раз начин<text:span text:style-name="T8">ал</text:span> тереть салфеткой ложку-вилку-нож <text:span text:style-name="T8">из разложенного перед ним прибора на столе</text:span>. </text:p>
      <text:p text:style-name="P5">Типа, он такой чистоплотный. Хорошо хоть <text:span text:style-name="T8">нет привычки </text:span>мизинчик при этом отставля<text:span text:style-name="T8">ть</text:span>. </text:p>
      <text:p text:style-name="P5">Чистоплюй детдомовский.</text:p>
      <text:p text:style-name="P5">Светочка <text:span text:style-name="T8">как всегда</text:span> шпыняет Марика: «что такое, <text:span text:style-name="T8">Марик</text:span>?», <text:span text:style-name="T8">но уже <text:s/></text:span>вполголоса.</text:p>
      <text:p text:style-name="P6">Наконец-то из-за ширмы <text:span text:style-name="T8">показалась</text:span> официантка с подносом в руках. <text:span text:style-name="T8">Нет. Понесла</text:span> к другому столику.</text:p>
      <text:p text:style-name="P6">Н<text:span text:style-name="T10">о вот</text:span> <text:span text:style-name="T10">уже и к нам</text:span>. <text:span text:style-name="T10">Она</text:span> переставля<text:span text:style-name="T10">ет тарелки</text:span> с подноса на скатерть. </text:p>
      <text:p text:style-name="P6">Саша <text:span text:style-name="T10">деловито</text:span> разливает водочку из круглого, как колба в <text:span text:style-name="T10">химических </text:span>опытах, графинчика. </text:p>
      <text:p text:style-name="P6">Вздрогнем!</text:p>
      <text:p text:style-name="P6">И после второй стопки ты уже участник остроумной застольной беседы. Твои ухватистые пальцы так ловко покручивают вилку. </text:p>
      <text:p text:style-name="P6">Музыка <text:span text:style-name="T10">из </text:span>динамиков за ширмой звучит уже не <text:span text:style-name="T10">слишком</text:span> резко. </text:p>
      <text:p text:style-name="P6"><text:soft-page-break/>Ты ненавязчиво обводишь взглядом зал.</text:p>
      <text:p text:style-name="P6">Какую тут можно пригласить для медленного танца на зелёной дорожке?</text:p>
      <text:p text:style-name="P6">Марик всех <text:span text:style-name="T11">их </text:span>знает: с какого факультета вон <text:span text:style-name="T10">те, скажем, девушки </text:span><text:s/>и даже курс какой.</text:p>
      <text:p text:style-name="P6"><text:s/>А <text:span text:style-name="T10">если</text:span> местны<text:span text:style-name="T10">е, то</text:span> Светик <text:span text:style-name="T10">изложит всю их подноготную</text:span>.</text:p>
      <text:p text:style-name="P6">Золотая молодёжь. Прожигатели жизни.</text:p>
      <text:p text:style-name="P6">В конце Марик платит за всех из мягкого коричневого кошелька — в общежитии рассчитаемся за свои доли.</text:p>
      <text:p text:style-name="P6"/>
      <text:p text:style-name="P6">Вобщем, Марик <text:span text:style-name="T10">парень </text:span>неплохой, <text:span text:style-name="T10">вот </text:span>только <text:span text:style-name="T10">очень</text:span> любит поучать. </text:p>
      <text:p text:style-name="P6"><text:span text:style-name="T10">При возвращении</text:span> из душа на первом этаже, он непременно заглянет в вестибюль, поблагодарить вахтёршу тётю Дину за горячую водичку. </text:p>
      <text:p text:style-name="P7">И начинает мне толкать, что<text:span text:style-name="T12"> она </text:span>к водичке<text:span text:style-name="T12"> ни при чём, <text:s/></text:span>но это н<text:span text:style-name="T12">еважно, <text:s/>зато теперь готова делать тебе одолжения. </text:span></text:p>
      <text:p text:style-name="P6">Это как если кому-нибудь что-нибудь пообещать. <text:span text:style-name="T10">Никто не знает </text:span><text:s/>когда ты выполнишь обещанное и выполнишь ли вообще, но человек уже зависит от тебя <text:span text:style-name="T13">и, в ходе ожидания, он </text:span>—<text:span text:style-name="T13"> за тебя.</text:span></text:p>
      <text:p text:style-name="P13"/>
      <text:p text:style-name="P14">(...мне кажется, что<text:span text:style-name="T13"> он просто </text:span>повторял<text:span text:style-name="T13"> то, чему его с детства </text:span>научал его<text:span text:style-name="T13"> отец. </text:span></text:p>
      <text:p text:style-name="P15">Еврейская мудрость — <text:span text:style-name="T10">от</text:span> поколения <text:span text:style-name="T10">к</text:span> поколени<text:span text:style-name="T10">ю</text:span>. </text:p>
      <text:p text:style-name="P15">Вот <text:span text:style-name="T10">у</text:span> кого чекисты научились сулить разведшколу...<text:span text:style-name="T10">)</text:span></text:p>
      <text:p text:style-name="P15"/>
      <text:p text:style-name="P2">За обучение уму-разуму я расплачиваюсь книгой «Замок Отранто» в толстом коричневом переплёте, которую по его просьбе украл в библиотеке Клуба КПВРЗ. </text:p>
      <text:p text:style-name="P2">Это <text:span text:style-name="T1">несложно</text:span> — засунул <text:span text:style-name="T1">книгу </text:span>под ремень брюк по<text:span text:style-name="T2">д</text:span> кожухом и вышел записать какую-то ещё в свой формуля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10:09.567846701</meta:creation-date>
    <dc:date>2017-03-02T16:10:14.96979092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088" meta:character-count="6954" meta:non-whitespace-character-count="5882"/>
    <meta:generator>LibreOffice/4.3.3.2$Linux_x86 LibreOffice_project/430m0$Build-2</meta:generator>
  </office:meta>
</office:document-meta>
</file>